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64632" officeooo:paragraph-rsid="0029f3ed" style:font-size-asian="16pt" style:font-size-complex="16pt"/>
    </style:style>
    <style:style style:name="P2" style:family="paragraph" style:parent-style-name="Standard">
      <style:text-properties fo:color="#ffffff" loext:opacity="100%" style:font-name="Verdana" fo:font-size="16pt" officeooo:rsid="002c0834" officeooo:paragraph-rsid="002c0834" style:font-size-asian="16pt" style:font-size-complex="16pt"/>
    </style:style>
    <style:style style:name="T1" style:family="text">
      <style:text-properties officeooo:rsid="002b1810"/>
    </style:style>
    <style:style style:name="T2" style:family="text">
      <style:text-properties officeooo:rsid="002c0834"/>
    </style:style>
    <style:style style:name="T3" style:family="text">
      <style:text-properties officeooo:rsid="002de6f2"/>
    </style:style>
    <style:style style:name="T4" style:family="text">
      <style:text-properties officeooo:rsid="002f2665"/>
    </style:style>
    <style:style style:name="T5" style:family="text">
      <style:text-properties officeooo:rsid="002fa037"/>
    </style:style>
    <style:style style:name="T6" style:family="text">
      <style:text-properties officeooo:rsid="00309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uring 2023 I ran the Facebook page for my local photography club. I received a message from a member of a touring rock band. They were performing the following night at a local venue. They asked if any of the members of the club would like to take photos at the gig. </text:span><text:span text:style-name="T2">Luckily I was free. The band gave me full access to both the backstage area and around the stage. So the following set of photographs document the Rock Icons Show</text:span><text:span text:style-name="T1">.</text:span></text:p>
      <text:p text:style-name="P1"/>
      <text:p text:style-name="P2">As I had never done anything like this before, I was slightly anxious about what lens and camera settings to use. <text:span text:style-name="T3">I should not have worried, having done street photography for a few years it was not that different. </text:span><text:span text:style-name="T4">The first decision </text:span><text:span text:style-name="T3">I </text:span><text:span text:style-name="T4">made was to use my </text:span><text:span text:style-name="T5">Fujifilm X-T30 with </text:span><text:span text:style-name="T6">a</text:span><text:span text:style-name="T4"> 56mm F1.2 prime lens, which turned out to be perfect for the job. I set</text:span><text:span text:style-name="T3"> the shutter speed to 1/180 sec, the </text:span><text:span text:style-name="T4">ISO to auto (up to 3200) and I manually adjusted the aperture</text:span><text:span text:style-name="T5">. I also used spot auto focus on the face of the main subjec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3:59:48.301594666</meta:print-date>
    <meta:printed-by>PDF files</meta:printed-by>
    <dc:date>2024-12-16T15:35:12.465825020</dc:date>
    <meta:editing-duration>PT22M38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81" meta:character-count="939" meta:non-whitespace-character-count="760"/>
  </office:meta>
</office:document-meta>
</file>